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/>
    </style:style>
    <style:style style:name="P4" style:family="paragraph" style:parent-style-name="Standard">
      <style:text-properties fo:font-size="18pt" style:text-underline-style="solid" style:text-underline-width="auto" style:text-underline-color="font-color" style:font-size-asian="18pt" style:font-size-complex="18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margin-left="1.5in" fo:margin-right="0in" fo:text-indent="0.5in" style:auto-text-indent="false"/>
    </style:style>
    <style:style style:name="P7" style:family="paragraph" style:parent-style-name="Standard" style:master-page-name="Standard">
      <style:paragraph-properties fo:text-align="end" style:justify-single-word="false" style:page-number="auto"/>
    </style:style>
    <style:style style:name="P8" style:family="paragraph" style:parent-style-name="List_20_Paragraph" style:list-style-name="WWNum1"/>
    <style:style style:name="T1" style:family="text">
      <style:text-properties fo:font-size="10pt" fo:font-style="italic" style:font-size-asian="10pt" style:font-style-asian="italic" style:font-size-complex="1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KARTHIKA (H)</text:span></text:p>
      <text:p text:style-name="P1"><text:span text:style-name="T1">KORATTY SOUTH P O</text:span></text:p>
      <text:p text:style-name="P5"><text:span text:style-name="T2">SAJIN M PRASAD <text:s text:c="18"/></text:span><text:span text:style-name="T1">THRISSUR, KERALA</text:span></text:p>
      <text:p text:style-name="P1"><text:span text:style-name="T1">INDIA – 680308</text:span></text:p>
      <text:p text:style-name="P5"><text:span text:style-name="T3">Curriculum Vitae<text:tab/><text:tab/><text:tab/><text:tab/><text:tab/><text:tab/></text:span><text:span text:style-name="T1">Ph : +919745165109</text:span></text:p>
      <text:p text:style-name="P1"><text:span text:style-name="T1">Email : </text:span><text:a xlink:type="simple" xlink:href="mailto:sajinprasadkm@gmail.com"><text:span text:style-name="T1">sajinprasadkm@gmail.com</text:span></text:a></text:p>
      <text:p text:style-name="Standard"/>
      <text:p text:style-name="Standard"><text:span text:style-name="T4">EDUCATION :</text:span></text:p>
      <text:p text:style-name="Standard"/>
      <text:p text:style-name="Standard">Final Year B-Tech student pursuing a degree in Computer Science Engineering in ‘Palakkad Institute of Science and Technology’ situated in Palakkad district in Kerala.</text:p>
      <text:p text:style-name="Standard"/>
      <text:p text:style-name="Standard"><text:span text:style-name="T4">SKILLS :</text:span></text:p>
      <text:p text:style-name="Standard"/>
      <text:p text:style-name="Standard"><text:span text:style-name="T5">OPERATING SYSTEMS <text:s/>: <text:s/></text:span>Windows, Linux.</text:p>
      <text:p text:style-name="Standard"><text:span text:style-name="T5">PROGRAMMING LANGUAGES <text:s/>: <text:s/></text:span>C, C++, HTML/CSS, Python, Ruby, Rails.</text:p>
      <text:p text:style-name="Standard"><text:span text:style-name="T5">SOFTWARE PACKAGES <text:s/>: <text:s/></text:span>Microsoft Office, Open Office, Adobe Photoshop, Macromedia Flash.</text:p>
      <text:p text:style-name="Standard"/>
      <text:p text:style-name="Standard"><text:span text:style-name="T4">PROJECTS : </text:span></text:p>
      <text:p text:style-name="Standard"><text:span text:style-name="T5"><text:s/></text:span></text:p>
      <text:p text:style-name="Standard"><text:span text:style-name="T5">Student’s Database <text:s/>: <text:s/></text:span>Project in class X using C++.</text:p>
      <text:p text:style-name="Standard"><text:span text:style-name="T5">Games Arcade <text:s/>: <text:s/></text:span>Project in class XII using C++.<text:span text:style-name="T5"> <text:s text:c="2"/></text:span></text:p>
      <text:p text:style-name="P2">MBlizz : <text:span text:style-name="T7">A social networking site based on Twitter built using Ruby on Rails.</text:span> </text:p>
      <text:p text:style-name="P2"/>
      <text:p text:style-name="Standard"><text:soft-page-break/><text:span text:style-name="T4">WORK EXPERIENCE : </text:span></text:p>
      <text:p text:style-name="Standard"/>
      <text:p text:style-name="Standard">March 2012 – Present <text:s text:c="17"/><text:span text:style-name="T5">Application Tester, Bang The Table, Australia.</text:span></text:p>
      <text:p text:style-name="P6"><text:s text:c="2"/><text:tab/><text:a xlink:type="simple" xlink:href="http://bangthetable.com">http://bangthetable.com</text:a></text:p>
      <text:p text:style-name="P6"><text:tab/>Testing the applications developed by Bang the <text:tab/><text:tab/>Table.</text:p>
      <text:p text:style-name="P4"/>
      <text:p text:style-name="Standard"><text:span text:style-name="T4">ACHIEVEMENTS : </text:span></text:p>
      <text:p text:style-name="Standard"/>
      <text:p text:style-name="Standard"><text:span text:style-name="T5">February <text:s/>2012 <text:s/>: <text:s text:c="2"/></text:span>Won <text:span text:style-name="T6">first prize</text:span> in national level <text:s/><text:span text:style-name="T5">‘Shell Scripting <text:tab/><text:tab/><text:tab/><text:tab/> <text:s text:c="2"/>Competition – SCRIPTACULOUS’ </text:span>conducted by <text:span text:style-name="T5">TKM <text:tab/><text:tab/><text:tab/><text:tab/> <text:s text:c="2"/>College of Engineering, Kollam </text:span>as a part of <text:span text:style-name="T5">Conjura Tech <text:tab/><text:tab/><text:tab/> <text:s text:c="2"/>Fest.</text:span></text:p>
      <text:p text:style-name="P2"/>
      <text:p text:style-name="P3">February 2014 <text:s text:c="2"/>: <text:s text:c="2"/><text:span text:style-name="T7">Won </text:span><text:span text:style-name="T8">second prize</text:span><text:span text:style-name="T7"> in national level </text:span><text:span text:style-name="T8">'C Coding Competition'</text:span><text:span text:style-name="T7"> <text:tab/><text:tab/><text:tab/> <text:s text:c="2"/>conducted by </text:span><text:span text:style-name="T8">Naipunya Institute of Management and <text:tab/><text:tab/><text:tab/> <text:s text:c="2"/>Information Technology, Pongam, Thrissur</text:span><text:span text:style-name="T7"> as a part of <text:tab/><text:tab/><text:tab/> <text:s text:c="2"/></text:span><text:span text:style-name="T8">Lakshya Technical and Cultural Fest</text:span><text:span text:style-name="T7">.</text:span></text:p>
      <text:p text:style-name="Standard"><text:span text:style-name="T4">HOBBIES : </text:span></text:p>
      <text:list xml:id="list13423783811" text:style-name="WWNum1">
        <text:list-item>
          <text:p text:style-name="P8">Photography</text:p>
        </text:list-item>
        <text:list-item>
          <text:p text:style-name="P8">Read Books and Novels</text:p>
        </text:list-item>
        <text:list-item>
          <text:p text:style-name="P8">Coding</text:p>
        </text:list-item>
        <text:list-item>
          <text:p text:style-name="P8">Mov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P</meta:initial-creator>
    <dc:creator>smp </dc:creator>
    <meta:editing-cycles>7</meta:editing-cycles>
    <meta:creation-date>2012-02-28T14:58:00</meta:creation-date>
    <dc:date>2014-06-26T22:20:33</dc:date>
    <meta:editing-duration>PT47S</meta:editing-duration>
    <meta:generator>LibreOffice/3.5$Linux_X86_64 LibreOffice_project/350m1$Build-2</meta:generator>
    <meta:document-statistic meta:table-count="0" meta:image-count="0" meta:object-count="0" meta:page-count="2" meta:paragraph-count="29" meta:word-count="206" meta:character-count="1422" meta:non-whitespace-character-count="113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